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31.57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7.15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11.17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50.64mm"/>
    </style:style>
    <style:style style:name="co17" style:family="table-column">
      <style:table-column-properties fo:break-before="auto" style:column-width="49.83mm"/>
    </style:style>
    <style:style style:name="co18" style:family="table-column">
      <style:table-column-properties fo:break-before="auto" style:column-width="13.88mm"/>
    </style:style>
    <style:style style:name="co19" style:family="table-column">
      <style:table-column-properties fo:break-before="auto" style:column-width="12.24mm"/>
    </style:style>
    <style:style style:name="co20" style:family="table-column">
      <style:table-column-properties fo:break-before="auto" style:column-width="10.34mm"/>
    </style:style>
    <style:style style:name="co21" style:family="table-column">
      <style:table-column-properties fo:break-before="auto" style:column-width="42.47mm"/>
    </style:style>
    <style:style style:name="co22" style:family="table-column">
      <style:table-column-properties fo:break-before="auto" style:column-width="17.69mm"/>
    </style:style>
    <style:style style:name="co23" style:family="table-column">
      <style:table-column-properties fo:break-before="auto" style:column-width="54.73mm"/>
    </style:style>
    <style:style style:name="co24" style:family="table-column">
      <style:table-column-properties fo:break-before="auto" style:column-width="84.42mm"/>
    </style:style>
    <style:style style:name="ro1" style:family="table-row">
      <style:table-row-properties style:row-height="12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color="#00a933"/>
    </style:style>
    <style:style style:name="ce17" style:family="table-cell" style:parent-style-name="Default" style:data-style-name="N121">
      <style:table-cell-properties fo:background-color="#eeeeee" style:text-align-source="fix" style:repeat-content="false" fo:wrap-option="wrap"/>
      <style:paragraph-properties fo:text-align="center" fo:margin-left="0mm"/>
      <style:text-properties style:font-name="Liberation Sans"/>
    </style:style>
    <style:style style:name="ce21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mm"/>
      <style:text-properties style:font-name="Liberation Sans"/>
    </style:style>
    <style:style style:name="ce2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>
      <style:table-cell-properties style:text-align-source="fix" style:repeat-content="false" fo:background-color="transparent" fo:wrap-option="wrap"/>
      <style:paragraph-properties fo:text-align="center" fo:margin-left="0mm"/>
    </style:style>
    <style:style style:name="ce2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mm"/>
      <style:map style:condition="cell-content()=&quot;Run&quot;" style:apply-style-name="Accent_20_2" style:base-cell-address="Sheet1.F2"/>
      <style:map style:condition="cell-content()=&quot;F&quot;" style:apply-style-name="Good" style:base-cell-address="Sheet1.F2"/>
      <style:map style:condition="cell-content()=&quot;Bad&quot;" style:apply-style-name="Error" style:base-cell-address="Sheet1.F2"/>
      <style:map style:condition="cell-content()=&quot;Stop&quot;" style:apply-style-name="Error" style:base-cell-address="Sheet1.F2"/>
    </style:style>
    <style:style style:name="ce14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121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18" style:family="table-cell" style:parent-style-name="Default">
      <style:text-properties fo:color="#ff0000"/>
    </style:style>
    <style:style style:name="ce27" style:family="table-cell" style:parent-style-name="Default">
      <style:text-properties fo:color="#ce181e"/>
    </style:style>
    <style:style style:name="ce58" style:family="table-cell" style:parent-style-name="Default">
      <style:text-properties fo:color="#000000"/>
    </style:style>
    <style:style style:name="ce32" style:family="table-cell" style:parent-style-name="Default">
      <style:text-properties fo:color="#2a6099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31" style:family="table-cell" style:parent-style-name="Default" style:data-style-name="N2">
      <style:table-cell-properties fo:background-color="#ff0000"/>
    </style:style>
    <style:style style:name="ce38" style:family="table-cell" style:parent-style-name="Default" style:data-style-name="N2">
      <style:text-properties fo:color="#000000"/>
    </style:style>
    <style:style style:name="ce36" style:family="table-cell" style:parent-style-name="Default" style:data-style-name="N2">
      <style:text-properties fo:color="#00a933"/>
    </style:style>
    <style:style style:name="ce42" style:family="table-cell" style:parent-style-name="Default" style:data-style-name="N2">
      <style:text-properties fo:color="#55308d"/>
    </style:style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45" style:family="table-cell" style:parent-style-name="Default" style:data-style-name="N122">
      <style:text-properties fo:color="#ce181e"/>
    </style:style>
    <style:style style:name="ce49" style:family="table-cell" style:parent-style-name="Default" style:data-style-name="N122">
      <style:text-properties fo:color="#ff4000"/>
    </style:style>
    <style:style style:name="ce52" style:family="table-cell" style:parent-style-name="Default" style:data-style-name="N122">
      <style:text-properties fo:color="#ff0000"/>
    </style:style>
    <style:style style:name="ce68" style:family="table-cell" style:parent-style-name="Default" style:data-style-name="N122">
      <style:text-properties fo:color="#800080"/>
    </style:style>
    <style:style style:name="ce75" style:family="table-cell" style:parent-style-name="Default" style:data-style-name="N122">
      <style:text-properties fo:color="#ff0000" fo:font-weight="bold" style:font-weight-asian="bold" style:font-weight-complex="bold"/>
    </style:style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39" style:family="table-cell" style:parent-style-name="Default" style:data-style-name="N123">
      <style:text-properties fo:color="#ce181e"/>
    </style:style>
    <style:style style:name="ce72" style:family="table-cell" style:parent-style-name="Default" style:data-style-name="N123">
      <style:text-properties fo:color="#3faf46"/>
    </style:style>
    <style:style style:name="ce77" style:family="table-cell" style:parent-style-name="Default" style:data-style-name="N123">
      <style:text-properties fo:color="#ff0000"/>
    </style:style>
    <style:style style:name="ce83" style:family="table-cell" style:parent-style-name="Default" style:data-style-name="N123">
      <style:text-properties fo:color="#2a6099" fo:font-weight="bold" style:font-weight-asian="bold" style:font-weight-complex="bold"/>
    </style:style>
    <style:style style:name="ce67" style:family="table-cell" style:parent-style-name="Default" style:data-style-name="N123">
      <style:text-properties fo:color="#ff4000"/>
    </style:style>
    <style:style style:name="ce85" style:family="table-cell" style:parent-style-name="Default" style:data-style-name="N123">
      <style:text-properties fo:color="#000000"/>
    </style:style>
    <style:style style:name="ce88" style:family="table-cell" style:parent-style-name="Default" style:data-style-name="N123">
      <style:text-properties fo:color="#800080"/>
    </style:style>
    <style:style style:name="ce53" style:family="table-cell" style:parent-style-name="Default" style:data-style-name="N125">
      <style:table-cell-properties fo:wrap-option="wrap"/>
    </style:style>
    <style:style style:name="ce54" style:family="table-cell" style:parent-style-name="Default" style:data-style-name="N125"/>
    <style:style style:name="ce55" style:family="table-cell" style:parent-style-name="Default" style:data-style-name="N125">
      <style:text-properties fo:color="#ce181e"/>
    </style:style>
    <style:style style:name="ce56" style:family="table-cell" style:parent-style-name="Default" style:data-style-name="N125">
      <style:text-properties fo:color="#000000"/>
    </style:style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29" style:family="table-cell" style:parent-style-name="Default" style:data-style-name="N4">
      <style:table-cell-properties fo:wrap-option="wrap"/>
    </style:style>
    <style:style style:name="ce30" style:family="table-cell" style:parent-style-name="Default" style:data-style-name="N4"/>
    <style:style style:name="ce61" style:family="table-cell" style:parent-style-name="Default" style:data-style-name="N4">
      <style:text-properties fo:color="#000000"/>
    </style:style>
    <style:style style:name="ce35" style:family="table-cell" style:parent-style-name="Default" style:data-style-name="N1">
      <style:text-properties fo:color="#158466"/>
    </style:style>
    <style:style style:name="ce69" style:family="table-cell" style:parent-style-name="Default" style:data-style-name="N1">
      <style:text-properties fo:color="#00a933"/>
    </style:style>
    <style:style style:name="ce66" style:family="table-cell" style:parent-style-name="Default" style:data-style-name="N1">
      <style:text-properties fo:color="#000000"/>
    </style:style>
    <style:style style:name="ce105" style:family="table-cell" style:parent-style-name="Default" style:data-style-name="N1">
      <style:text-properties fo:color="#ce181e"/>
    </style:style>
    <style:style style:name="ce60" style:family="table-cell" style:parent-style-name="Default" style:data-style-name="N124">
      <style:table-cell-properties fo:wrap-option="wrap"/>
    </style:style>
    <style:style style:name="ce62" style:family="table-cell" style:parent-style-name="Default" style:data-style-name="N124"/>
    <style:style style:name="ce63" style:family="table-cell" style:parent-style-name="Default" style:data-style-name="N124">
      <style:text-properties fo:color="#000000"/>
    </style:style>
    <style:style style:name="ce76" style:family="table-cell" style:parent-style-name="Default" style:data-style-name="N124">
      <style:text-properties fo:color="#00a933"/>
    </style:style>
    <style:style style:name="ce87" style:family="table-cell" style:parent-style-name="Default" style:data-style-name="N124">
      <style:text-properties fo:color="#ff8000"/>
    </style:style>
    <style:style style:name="ce64" style:family="table-cell" style:parent-style-name="Default" style:data-style-name="N124">
      <style:text-properties fo:color="#7b3d00"/>
    </style:style>
    <style:style style:name="ce109" style:family="table-cell" style:parent-style-name="Default" style:data-style-name="N124">
      <style:text-properties fo:color="#2a6099" fo:font-weight="bold" style:font-weight-asian="bold" style:font-weight-complex="bold"/>
    </style:style>
    <style:style style:name="ce73" style:family="table-cell" style:parent-style-name="Default" style:data-style-name="N124">
      <style:text-properties fo:color="#b85c00"/>
    </style:style>
    <style:style style:name="ce81" style:family="table-cell" style:parent-style-name="Default" style:data-style-name="N124">
      <style:text-properties fo:color="#ff4000"/>
    </style:style>
    <style:style style:name="ce94" style:family="table-cell" style:parent-style-name="Default">
      <style:text-properties fo:color="#55308d"/>
    </style:style>
    <style:style style:name="ce46" style:family="table-cell" style:parent-style-name="Default">
      <style:text-properties fo:color="#800080"/>
    </style:style>
    <style:style style:name="ce28" style:family="table-cell" style:parent-style-name="Default">
      <style:text-properties fo:color="#00a933"/>
    </style:style>
    <style:style style:name="ce37" style:family="table-cell" style:parent-style-name="Default">
      <style:text-properties fo:color="#ff0000" fo:font-weight="normal" style:font-weight-asian="normal" style:font-weight-complex="normal"/>
    </style:style>
    <style:style style:name="ce47" style:family="table-cell" style:parent-style-name="Default">
      <style:text-properties fo:color="#ff4000"/>
    </style:style>
    <style:style style:name="ce133" style:family="table-cell" style:parent-style-name="Default">
      <style:text-properties fo:color="#ff4000" fo:font-weight="bold" style:font-weight-asian="bold" style:font-weight-complex="bold"/>
    </style:style>
    <style:style style:name="ce127" style:family="table-cell" style:parent-style-name="Default">
      <style:text-properties fo:color="#00a933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29" style:family="table-cell" style:parent-style-name="Default">
      <style:text-properties fo:color="#ff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1"/>
        <table:table-column table:style-name="co3" table:default-cell-style-name="ce2"/>
        <table:table-column table:style-name="co4" table:default-cell-style-name="ce2"/>
        <table:table-column table:style-name="co5" table:default-cell-style-name="ce14"/>
        <table:table-column table:style-name="co6" table:default-cell-style-name="ce11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number-columns-repeated="2" table:default-cell-style-name="ce5"/>
        <table:table-column table:style-name="co9" table:default-cell-style-name="ce5"/>
        <table:table-column table:style-name="co9" table:default-cell-style-name="ce7"/>
        <table:table-column table:style-name="co6" table:number-columns-repeated="2" table:default-cell-style-name="ce16"/>
        <table:table-column table:style-name="co4" table:number-columns-repeated="2" table:default-cell-style-name="ce16"/>
        <table:table-column table:style-name="co10" table:default-cell-style-name="ce16"/>
        <table:table-column table:style-name="co11" table:default-cell-style-name="ce54"/>
        <table:table-column table:style-name="co12" table:default-cell-style-name="ce20"/>
        <table:table-column table:style-name="co4" table:default-cell-style-name="ce30"/>
        <table:table-column table:style-name="co13" table:default-cell-style-name="ce20"/>
        <table:table-column table:style-name="co14" table:default-cell-style-name="ce20"/>
        <table:table-column table:style-name="co15" table:number-columns-repeated="2" table:default-cell-style-name="ce62"/>
        <table:table-column table:style-name="co4" table:number-columns-repeated="2" table:default-cell-style-name="ce62"/>
        <table:table-column table:style-name="co16" table:default-cell-style-name="ce62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982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7" office:value-type="string" calcext:value-type="string">
            <text:p>Eval. Energ. Cons.</text:p>
          </table:table-cell>
          <table:table-cell table:style-name="ce17" office:value-type="string" calcext:value-type="string">
            <text:p>Eval. Stp. Ch. Magn.</text:p>
          </table:table-cell>
          <table:table-cell table:style-name="ce1" office:value-type="string" calcext:value-type="string">
            <text:p>tmxu window</text:p>
          </table:table-cell>
          <table:table-cell table:style-name="ce1" office:value-type="string" calcext:value-type="string">
            <text:p>Host</text:p>
          </table:table-cell>
          <table:table-cell table:style-name="ce12" office:value-type="string" calcext:value-type="string">
            <text:p>Status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3" office:value-type="string" calcext:value-type="string">
            <text:p>Shared Agents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15" office:value-type="string" calcext:value-type="string">
            <text:p>Lambda Energy</text:p>
          </table:table-cell>
          <table:table-cell table:style-name="ce15" office:value-type="string" calcext:value-type="string">
            <text:p>Lambda MSTPC</text:p>
          </table:table-cell>
          <table:table-cell table:style-name="ce15" office:value-type="string" calcext:value-type="string">
            <text:p>Log Energy Consu.</text:p>
          </table:table-cell>
          <table:table-cell table:style-name="ce15" office:value-type="string" calcext:value-type="string">
            <text:p>Layer Normalization</text:p>
          </table:table-cell>
          <table:table-cell table:style-name="ce15" office:value-type="string" calcext:value-type="string">
            <text:p>Critic Weight Regular.</text:p>
          </table:table-cell>
          <table:table-cell table:style-name="ce53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29" office:value-type="string" calcext:value-type="string">
            <text:p>Final Epsilon</text:p>
          </table:table-cell>
          <table:table-cell table:style-name="ce19" office:value-type="string" calcext:value-type="string">
            <text:p>ts per hour</text:p>
          </table:table-cell>
          <table:table-cell table:style-name="ce19" office:value-type="string" calcext:value-type="string">
            <text:p>Target Update Freq</text:p>
          </table:table-cell>
          <table:table-cell table:style-name="ce60" office:value-type="string" calcext:value-type="string">
            <text:p>Reward scale</text:p>
          </table:table-cell>
          <table:table-cell table:style-name="ce60" office:value-type="string" calcext:value-type="string">
            <text:p>Reward offset</text:p>
          </table:table-cell>
          <table:table-cell table:style-name="ce60" office:value-type="string" calcext:value-type="string">
            <text:p>Reward step offset</text:p>
          </table:table-cell>
          <table:table-cell table:style-name="ce60" office:value-type="string" calcext:value-type="string">
            <text:p>Reward activ.</text:p>
          </table:table-cell>
          <table:table-cell table:style-name="ce60" office:value-type="string" calcext:value-type="string">
            <text:p>Agents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Opti-mizer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plus stor. Mod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office:value-type="string" calcext:value-type="string">
            <text:p>Ziel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981"/>
        </table:table-row>
        <table:table-row table:style-name="ro2">
          <table:table-cell office:value-type="float" office:value="1" calcext:value-type="float">
            <text:p>001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2" calcext:value-type="float">
            <text:p>002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3" calcext:value-type="float">
            <text:p>003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4" calcext:value-type="float">
            <text:p>004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5" calcext:value-type="float">
            <text:p>005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00001" calcext:value-type="float">
            <text:p>0.000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6" calcext:value-type="float">
            <text:p>006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7" calcext:value-type="float">
            <text:p>007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8" calcext:value-type="float">
            <text:p>008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9" calcext:value-type="float">
            <text:p>009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10" calcext:value-type="float">
            <text:p>010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float" office:value="11" calcext:value-type="float">
            <text:p>011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85"/>
        </table:table-row>
        <table:table-row table:style-name="ro2">
          <table:table-cell office:value-type="float" office:value="12" calcext:value-type="float">
            <text:p>012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85"/>
        </table:table-row>
        <table:table-row table:style-name="ro2">
          <table:table-cell office:value-type="float" office:value="13" calcext:value-type="float">
            <text:p>013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982"/>
        </table:table-row>
        <table:table-row table:style-name="ro2">
          <table:table-cell office:value-type="float" office:value="14" calcext:value-type="float">
            <text:p>014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982"/>
        </table:table-row>
        <table:table-row table:style-name="ro2">
          <table:table-cell office:value-type="float" office:value="15" calcext:value-type="float">
            <text:p>015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Nichts neues im Vgl. Zu 014</text:p>
          </table:table-cell>
          <table:table-cell table:number-columns-repeated="982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4"/>
          <table:table-cell table:style-name="ce22" office:value-type="string" calcext:value-type="string">
            <text:p>Bad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92" calcext:value-type="float">
            <text:p>0.92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5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0</text:p>
          </table:table-cell>
          <table:table-cell office:value-type="float" office:value="0.92" calcext:value-type="float">
            <text:p>0.92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5"/>
        </table:table-row>
        <table:table-row table:style-name="ro2" table:number-rows-repeated="2">
          <table:table-cell table:number-columns-repeated="5"/>
          <table:table-cell table:style-name="ce22"/>
          <table:table-cell table:number-columns-repeated="1018"/>
        </table:table-row>
        <table:table-row table:style-name="ro2">
          <table:table-cell office:value-type="float" office:value="20" calcext:value-type="float">
            <text:p>02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table:number-columns-repeated="984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983"/>
        </table:table-row>
        <table:table-row table:style-name="ro2">
          <table:table-cell office:value-type="float" office:value="22" calcext:value-type="float">
            <text:p>02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 table:number-columns-repeated="983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/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981"/>
        </table:table-row>
        <table:table-row table:style-name="ro2" table:number-rows-repeated="2">
          <table:table-cell table:number-columns-repeated="5"/>
          <table:table-cell table:style-name="ce22"/>
          <table:table-cell table:number-columns-repeated="1018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style-name="ce27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7200" calcext:value-type="float">
            <text:p>172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Geht in die richtige Richtung; jedoch mehr Training nötig; stärkere Regularisierung nötig; eventuell eine etwas stärkere Lernrate; kein Loss-Anstieg wie bei 109</text:p>
          </table:table-cell>
          <table:table-cell table:number-columns-repeated="981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style-name="ce27"/>
          <table:table-cell table:number-columns-repeated="2"/>
          <table:table-cell office:value-type="float" office:value="0.91" calcext:value-type="float">
            <text:p>0.91</text:p>
          </table:table-cell>
          <table:table-cell table:style-name="ce45" office:value-type="float" office:value="0.015" calcext:value-type="float">
            <text:p>0.01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6" calcext:value-type="float">
            <text:p>0.000006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10*88" office:value-type="float" office:value="27280" calcext:value-type="float">
            <text:p>2728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office:value-type="string" calcext:value-type="string">
            <text:p>SOLLTE RICHTIG GUT WERDEN!</text:p>
          </table:table-cell>
          <table:table-cell office:value-type="string" calcext:value-type="string">
            <text:p>Gar nicht!</text:p>
          </table:table-cell>
          <table:table-cell table:number-columns-repeated="981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27" office:value-type="string" calcext:value-type="string">
            <text:p>Single</text:p>
          </table:table-cell>
          <table:table-cell table:style-name="ce27"/>
          <table:table-cell table:style-name="ce31" office:value-type="string" calcext:value-type="string">
            <text:p>Gibt es nicht bisher!</text:p>
          </table:table-cell>
          <table:table-cell table:style-name="ce31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220*80" office:value-type="float" office:value="17600" calcext:value-type="float">
            <text:p>176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table:number-columns-repeated="983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58" office:value-type="string" calcext:value-type="string">
            <text:p>Multiple</text:p>
          </table:table-cell>
          <table:table-cell table:style-name="ce58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70*80" office:value-type="float" office:value="13600" calcext:value-type="float">
            <text:p>13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37" office:value-type="string" calcext:value-type="string">
            <text:p>Rulebased Roomtemp</text:p>
          </table:table-cell>
          <table:table-cell/>
          <table:table-cell office:value-type="string" calcext:value-type="string">
            <text:p>Based on 111</text:p>
          </table:table-cell>
          <table:table-cell/>
          <table:table-cell office:value-type="string" calcext:value-type="string">
            <text:p>Geht in die richtige Richtung; jedoch mehr Training nötig; stärkere Regularisierung nötig; Problem: Loss steigt an!</text:p>
          </table:table-cell>
          <table:table-cell table:number-columns-repeated="981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4"/>
          <table:table-cell table:style-name="ce22" office:value-type="string" calcext:value-type="string">
            <text:p>W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2" calcext:value-type="float">
            <text:p>0.02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90*88" office:value-type="float" office:value="16720" calcext:value-type="float">
            <text:p>1672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5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10*88" office:value-type="float" office:value="18480" calcext:value-type="float">
            <text:p>1848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3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8"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25" calcext:value-type="float">
            <text:p>0.25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128" calcext:value-type="float">
            <text:p>128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3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01" calcext:value-type="float">
            <text:p>0.0001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/>
          <table:table-cell table:style-name="ce73" office:value-type="string" calcext:value-type="string">
            <text:p>1HiddenBigLayer,E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War nichts, immer divergiert</text:p>
          </table:table-cell>
          <table:table-cell table:number-columns-repeated="981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 table:number-columns-repeated="983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Der Agent sollte nicht nur den Durchschnittssetpoint lernen, sondern diesen tatsächlich passend ändern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0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87" office:value-type="float" office:value="0.05" calcext:value-type="float">
            <text:p>0.050</text:p>
          </table:table-cell>
          <table:table-cell table:style-name="ce87" office:value-type="float" office:value="0.25" calcext:value-type="float">
            <text:p>0.25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Wie 115; nur mit reward, der meistens in [-1, 0.5] liegt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0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0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81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Like 117, only changed Network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80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/>
          <table:table-cell table:number-columns-repeated="2"/>
          <table:table-cell table:style-name="ce36" office:value-type="float" office:value="0.5" calcext:value-type="float">
            <text:p>0.50</text:p>
          </table:table-cell>
          <table:table-cell table:style-name="ce45" office:value-type="float" office:value="0.015" calcext:value-type="float">
            <text:p>0.015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13" calcext:value-type="float">
            <text:p>0.130</text:p>
          </table:table-cell>
          <table:table-cell table:style-name="ce64" office:value-type="float" office:value="0.325" calcext:value-type="float">
            <text:p>0.325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90*88" office:value-type="float" office:value="25520" calcext:value-type="float">
            <text:p>25520</text:p>
          </table:table-cell>
          <table:table-cell table:style-name="ce18" office:value-type="float" office:value="512" calcext:value-type="float">
            <text:p>512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Changed reward!; Based on 114, reward function changed, better building</text:p>
          </table:table-cell>
          <table:table-cell office:value-type="string" calcext:value-type="string">
            <text:p>Ziel sollte sein: dauernd auf minimalen Wert, denn es wird nur der Energieverbrauch beruecksichtigt</text:p>
          </table:table-cell>
          <table:table-cell office:value-type="string" calcext:value-type="string">
            <text:p>Ziel nicht erreicht, da Regulaisierung viel, viel zu stark</text:p>
          </table:table-cell>
          <table:table-cell table:number-columns-repeated="981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2" calcext:value-type="float">
            <text:p>0.020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21" calcext:value-type="float">
            <text:p>0.210</text:p>
          </table:table-cell>
          <table:table-cell table:style-name="ce64" office:value-type="float" office:value="0.75" calcext:value-type="float">
            <text:p>0.750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30*88" office:value-type="float" office:value="20240" calcext:value-type="float">
            <text:p>2024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Sollte besser werden als 121, vor allem das Ziel dort erreichen</text:p>
          </table:table-cell>
          <table:table-cell table:number-columns-repeated="982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5" office:value-type="float" office:value="0.005" calcext:value-type="float">
            <text:p>0.005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1" calcext:value-type="float">
            <text:p>1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50*88" office:value-type="float" office:value="22000" calcext:value-type="float">
            <text:p>2200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5</text:p>
          </table:table-cell>
          <table:table-cell/>
          <table:table-cell table:style-name="ce28" office:value-type="string" calcext:value-type="string">
            <text:p>Gut, aber 1 Layer ist wenig, wie die Q-Auswertung zeigt</text:p>
          </table:table-cell>
          <table:table-cell table:number-columns-repeated="981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2" calcext:value-type="float">
            <text:p>0.002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2" calcext:value-type="float">
            <text:p>2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6</text:p>
          </table:table-cell>
          <table:table-cell/>
          <table:table-cell table:style-name="ce28" office:value-type="string" calcext:value-type="string">
            <text:p>Gut, aber 1 Layer ist wenig, wie die Q-Auswertung zeigt</text:p>
          </table:table-cell>
          <table:table-cell table:number-columns-repeated="981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2" calcext:value-type="float">
            <text:p>0.020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float" office:value="0.2" calcext:value-type="float">
            <text:p>0.200</text:p>
          </table:table-cell>
          <table:table-cell table:style-name="ce87" office:value-type="float" office:value="0.3" calcext:value-type="float">
            <text:p>0.3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63"/>
          <table:table-cell table:style-name="ce63" office:value-type="string" calcext:value-type="string">
            <text:p>Other 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7</text:p>
          </table:table-cell>
          <table:table-cell/>
          <table:table-cell table:style-name="ce28" office:value-type="string" calcext:value-type="string">
            <text:p>Sehr gut</text:p>
          </table:table-cell>
          <table:table-cell table:number-columns-repeated="981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25" calcext:value-type="float">
            <text:p>0.25</text:p>
          </table:table-cell>
          <table:table-cell table:style-name="ce49" office:value-type="float" office:value="0.005" calcext:value-type="float">
            <text:p>0.0050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3" calcext:value-type="float">
            <text:p>0.0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18</text:p>
          </table:table-cell>
          <table:table-cell/>
          <table:table-cell table:style-name="ce28" office:value-type="string" calcext:value-type="string">
            <text:p>Noch ein wenig besser als 131-133</text:p>
          </table:table-cell>
          <table:table-cell table:number-columns-repeated="981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2" calcext:value-type="float">
            <text:p>0.0200</text:p>
          </table:table-cell>
          <table:table-cell table:style-name="Default"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80*88" office:value-type="float" office:value="15840" calcext:value-type="float">
            <text:p>158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4</text:p>
          </table:table-cell>
          <table:table-cell office:value-type="string" calcext:value-type="string">
            <text:p>Shorten training time, while obtaining the same results</text:p>
          </table:table-cell>
          <table:table-cell table:number-columns-repeated="982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3" calcext:value-type="float">
            <text:p>0.0300</text:p>
          </table:table-cell>
          <table:table-cell table:style-name="Default" table:number-columns-repeated="2"/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80*88" office:value-type="float" office:value="15840" calcext:value-type="float">
            <text:p>158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4</text:p>
          </table:table-cell>
          <table:table-cell office:value-type="string" calcext:value-type="string">
            <text:p>Does a different Batch Size change anything?</text:p>
          </table:table-cell>
          <table:table-cell table:number-columns-repeated="982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3"/>
          <table:table-cell table:style-name="Default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5" calcext:value-type="float">
            <text:p>0.05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10*88" office:value-type="float" office:value="9680" calcext:value-type="float">
            <text:p>968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6</text:p>
          </table:table-cell>
          <table:table-cell/>
          <table:table-cell office:value-type="string" calcext:value-type="string">
            <text:p>Zu kurz trainiert</text:p>
          </table:table-cell>
          <table:table-cell table:number-columns-repeated="981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3" calcext:value-type="float">
            <text:p>0.03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10*88" office:value-type="float" office:value="9680" calcext:value-type="float">
            <text:p>968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6</text:p>
          </table:table-cell>
          <table:table-cell/>
          <table:table-cell office:value-type="string" calcext:value-type="string">
            <text:p>Zu kurz trainiert</text:p>
          </table:table-cell>
          <table:table-cell table:number-columns-repeated="981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2" calcext:value-type="float">
            <text:p>0.02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10*150" office:value-type="float" office:value="31500" calcext:value-type="float">
            <text:p>31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on 136</text:p>
          </table:table-cell>
          <table:table-cell table:number-columns-repeated="983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10*160" office:value-type="float" office:value="33600" calcext:value-type="float">
            <text:p>33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table:formula="of:=&quot;= 145, nur ts_until_reg = 0, OCC corrected&quot;" office:value-type="string" office:string-value="= 145, nur ts_until_reg = 0, OCC corrected" calcext:value-type="string">
            <text:p>= 145, nur ts_until_reg = 0, OCC corrected</text:p>
          </table:table-cell>
          <table:table-cell/>
          <table:table-cell office:value-type="string" calcext:value-type="string">
            <text:p>Q-Values sind unscharf, aber sehr gute Parameterauswahl!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46_contd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Frage: Werden die Q-Values schärfer?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/>
          <table:table-cell table:style-name="ce68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45974.75" calcext:value-type="float">
            <text:p>45975</text:p>
          </table:table-cell>
          <table:table-cell office:value-type="float" office:value="828.826271599936" calcext:value-type="float">
            <text:p>829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Wie 146, nur längeres Training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550*160" office:value-type="float" office:value="88000" calcext:value-type="float">
            <text:p>88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Wie 146, nur längeres Training und LeakyReLU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550*160" office:value-type="float" office:value="88000" calcext:value-type="float">
            <text:p>88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0909.5" calcext:value-type="float">
            <text:p>50910</text:p>
          </table:table-cell>
          <table:table-cell office:value-type="float" office:value="897.683777033486" calcext:value-type="float">
            <text:p>89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Default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/No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630*160" office:value-type="float" office:value="100800" calcext:value-type="float">
            <text:p>1008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1" office:value-type="string" calcext:value-type="string">
            <text:p>Training wie 147, nur am Ende mit individual multiple agents (also keinem shared network mehr)</text:p>
          </table:table-cell>
          <table:table-cell table:number-columns-repeated="98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1599.77" calcext:value-type="float">
            <text:p>51600</text:p>
          </table:table-cell>
          <table:table-cell office:value-type="float" office:value="439.491570142062" calcext:value-type="float">
            <text:p>439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/No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7" office:value-type="float" office:value="0.0000025" calcext:value-type="float">
            <text:p>0.000003</text:p>
          </table:table-cell>
          <table:table-cell table:style-name="ce77" office:value-type="float" office:value="0.15" calcext:value-type="float">
            <text:p>0.15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630*160" office:value-type="float" office:value="100800" calcext:value-type="float">
            <text:p>1008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1" office:value-type="string" calcext:value-type="string">
            <text:p>Wie 149, nur anderes Lambda</text:p>
          </table:table-cell>
          <table:table-cell/>
          <table:table-cell table:style-name="ce127" office:value-type="string" calcext:value-type="string">
            <text:p>Bestes bisher</text:p>
          </table:table-cell>
          <table:table-cell table:number-columns-repeated="981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Wurde schonmal trainiert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/>
          <table:table-cell/>
          <table:table-cell table:style-name="ce106" office:value-type="string" calcext:value-type="string" table:number-columns-spanned="4" table:number-rows-spanned="2">
            <text:p>Q-Werte sind im Multi-Agenten-Ansatz deutlich verwaschener als im normalen Ansatz</text:p>
          </table:table-cell>
          <table:covered-table-cell table:number-columns-repeated="3"/>
          <table:table-cell table:number-columns-repeated="978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/>
          <table:table-cell/>
          <table:covered-table-cell table:number-columns-repeated="4"/>
          <table:table-cell table:number-columns-repeated="978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string" calcext:value-type="string">
            <text:p>160-ln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string" calcext:value-type="string">
            <text:p>160-ln-fast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40*160" office:value-type="float" office:value="6400" calcext:value-type="float">
            <text:p>64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40566.38" calcext:value-type="float">
            <text:p>40566</text:p>
          </table:table-cell>
          <table:table-cell office:value-type="float" office:value="562.714807807187" calcext:value-type="float">
            <text:p>56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string" calcext:value-type="string">
            <text:p>161-longer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160" office:value-type="float" office:value="56000" calcext:value-type="float">
            <text:p>5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/>
          <table:table-cell table:style-name="ce129" office:value-type="string" calcext:value-type="string">
            <text:p>Hat nichts gebracht im Vergleich zu 161, also führt längeres Training nicht automatisch zu besseren Ergebnissen</text:p>
          </table:table-cell>
          <table:table-cell table:number-columns-repeated="9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45626.51" calcext:value-type="float">
            <text:p>45627</text:p>
          </table:table-cell>
          <table:table-cell office:value-type="float" office:value="699.98410540949" calcext:value-type="float">
            <text:p>700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office:value-type="string" calcext:value-type="string">
            <text:p>Da ein anderer Raum (SPACE3) gewählt ist, und dieser sich besser von der Raumtemperatur an die Solltemperatur hält, sollte dies einen Vorteil bringen</text:p>
          </table:table-cell>
          <table:table-cell table:number-columns-repeated="982"/>
        </table:table-row>
        <table:table-row table:style-name="ro2">
          <table:table-cell table:style-name="ce13" office:value-type="float" office:value="163" calcext:value-type="float">
            <text:p>163</text:p>
          </table:table-cell>
          <table:table-cell office:value-type="float" office:value="41062.39" calcext:value-type="float">
            <text:p>41062</text:p>
          </table:table-cell>
          <table:table-cell office:value-type="float" office:value="546.70117645076" calcext:value-type="float">
            <text:p>547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20*160" office:value-type="float" office:value="19200" calcext:value-type="float">
            <text:p>192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27" office:value-type="string" calcext:value-type="string">
            <text:p>Auch sehr gut, ähnlich wie 150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163-longer</text:p>
          </table:table-cell>
          <table:table-cell office:value-type="float" office:value="40485.19" calcext:value-type="float">
            <text:p>40485</text:p>
          </table:table-cell>
          <table:table-cell office:value-type="float" office:value="552.171925933279" calcext:value-type="float">
            <text:p>55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20*160" office:value-type="float" office:value="19200" calcext:value-type="float">
            <text:p>192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27"/>
          <table:table-cell table:number-columns-repeated="9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46091.85" calcext:value-type="float">
            <text:p>46092</text:p>
          </table:table-cell>
          <table:table-cell office:value-type="float" office:value="924.348724160626" calcext:value-type="float">
            <text:p>924</text:p>
          </table:table-cell>
          <table:table-cell table:number-columns-repeated="2"/>
          <table:table-cell table:style-name="ce22" office:value-type="string" calcext:value-type="string">
            <text:p>Stop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/ Multiple Dual-RL / Multiple</text:p>
          </table:table-cell>
          <table:table-cell table:style-name="ce32"/>
          <table:table-cell table:number-columns-repeated="2"/>
          <table:table-cell table:style-name="ce42" office:value-type="float" office:value="0.8" calcext:value-type="float">
            <text:p>0.80</text:p>
          </table:table-cell>
          <table:table-cell table:style-name="ce75" office:value-type="string" calcext:value-type="string">
            <text:p>Decaying, high start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5" calcext:value-type="float">
            <text:p>0.5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15*160" office:value-type="float" office:value="50400" calcext:value-type="float">
            <text:p>5040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 table:number-columns-repeated="983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/ Multiple Dual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65*160" office:value-type="float" office:value="26400" calcext:value-type="float">
            <text:p>2640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table:style-name="ce13" office:value-type="float" office:value="166" calcext:value-type="float">
            <text:p>166</text:p>
          </table:table-cell>
          <table:table-cell office:value-type="float" office:value="39929.73" calcext:value-type="float">
            <text:p>39930</text:p>
          </table:table-cell>
          <table:table-cell office:value-type="float" office:value="482.920581676571" calcext:value-type="float">
            <text:p>48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37" office:value-type="string" calcext:value-type="string" table:number-columns-spanned="7" table:number-rows-spanned="2">
            <text:p>Layer normalization has some positive effects</text:p>
          </table:table-cell>
          <table:covered-table-cell table:number-columns-repeated="6"/>
          <table:table-cell table:number-columns-repeated="975"/>
        </table:table-row>
        <table:table-row table:style-name="ro2">
          <table:table-cell table:style-name="ce13" office:value-type="float" office:value="167" calcext:value-type="float">
            <text:p>167</text:p>
          </table:table-cell>
          <table:table-cell office:value-type="float" office:value="41584.15" calcext:value-type="float">
            <text:p>41584</text:p>
          </table:table-cell>
          <table:table-cell office:value-type="float" office:value="582.604128005572" calcext:value-type="float">
            <text:p>58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covered-table-cell table:number-columns-repeated="7"/>
          <table:table-cell table:number-columns-repeated="975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table:style-name="ce18" office:value-type="string" calcext:value-type="string">
            <text:p>BIG</text:p>
          </table:table-cell>
          <table:table-cell table:style-name="ce58" office:value-type="string" calcext:value-type="string">
            <text:p>Single</text:p>
          </table:table-cell>
          <table:table-cell table:style-name="ce32"/>
          <table:table-cell table:number-columns-repeated="2"/>
          <table:table-cell table:style-name="ce42" office:value-type="float" office:value="0.7" calcext:value-type="float">
            <text:p>0.70</text:p>
          </table:table-cell>
          <table:table-cell table:style-name="ce52" office:value-type="string" calcext:value-type="string">
            <text:p>Decaying</text:p>
          </table:table-cell>
          <table:table-cell table:style-name="ce77" office:value-type="float" office:value="0.0000025" calcext:value-type="float">
            <text:p>0.000003</text:p>
          </table:table-cell>
          <table:table-cell table:style-name="ce77" office:value-type="float" office:value="0.15" calcext:value-type="float">
            <text:p>0.150000</text:p>
          </table:table-cell>
          <table:table-cell table:number-columns-repeated="2"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660*160" office:value-type="float" office:value="105600" calcext:value-type="float">
            <text:p>105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table:style-name="ce18" office:value-type="string" calcext:value-type="string">
            <text:p>January-June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1" calcext:value-type="float">
            <text:p>0.100000</text:p>
          </table:table-cell>
          <table:table-cell table:style-name="ce77" office:value-type="float" office:value="0.2" calcext:value-type="float">
            <text:p>0.200000</text:p>
          </table:table-cell>
          <table:table-cell table:style-name="ce83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1*50" office:value-type="float" office:value="5050" calcext:value-type="float">
            <text:p>505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3"/>
        </table:table-row>
        <table:table-row table:style-name="ro2">
          <table:table-cell table:number-columns-repeated="5"/>
          <table:table-cell table:style-name="ce22"/>
          <table:table-cell table:style-name="ce25"/>
          <table:table-cell table:style-name="ce18"/>
          <table:table-cell/>
          <table:table-cell table:style-name="ce58"/>
          <table:table-cell table:style-name="ce32"/>
          <table:table-cell table:number-columns-repeated="2"/>
          <table:table-cell table:style-name="ce42"/>
          <table:table-cell table:style-name="ce52"/>
          <table:table-cell table:style-name="ce83"/>
          <table:table-cell table:style-name="ce77"/>
          <table:table-cell table:style-name="ce83"/>
          <table:table-cell table:style-name="ce85"/>
          <table:table-cell/>
          <table:table-cell table:style-name="ce56"/>
          <table:table-cell table:number-columns-repeated="2"/>
          <table:table-cell table:style-name="ce35"/>
          <table:table-cell table:style-name="ce105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5"/>
          <table:table-cell table:style-name="ce58" table:number-columns-repeated="2"/>
          <table:table-cell/>
          <table:table-cell table:style-name="ce58"/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9034.07" calcext:value-type="float">
            <text:p>39034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06" calcext:value-type="float">
            <text:p>0.006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33" office:value-type="string" calcext:value-type="string">
            <text:p>Based on 166; Energy cons clipped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301-faster</text:p>
          </table:table-cell>
          <table:table-cell office:value-type="float" office:value="38535.25" calcext:value-type="float">
            <text:p>38535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06" calcext:value-type="float">
            <text:p>0.006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33" office:value-type="string" calcext:value-type="string">
            <text:p>Based on 166; Energy cons clipped</text:p>
          </table:table-cell>
          <table:table-cell table:number-columns-repeated="983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4"/>
          <table:table-cell table:style-name="ce22" office:value-type="string" calcext:value-type="string">
            <text:p>W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17" calcext:value-type="float">
            <text:p>0.017000</text:p>
          </table:table-cell>
          <table:table-cell table:style-name="ce72" office:value-type="float" office:value="0.16" calcext:value-type="float">
            <text:p>0.160000</text:p>
          </table:table-cell>
          <table:table-cell table:number-columns-repeated="2"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33" office:value-type="string" calcext:value-type="string">
            <text:p>Based on 166; Energy cons clipped</text:p>
          </table:table-cell>
          <table:table-cell table:number-columns-repeated="983"/>
        </table:table-row>
        <table:table-row table:style-name="ro2">
          <table:table-cell table:number-columns-repeated="5"/>
          <table:table-cell table:style-name="ce22"/>
          <table:table-cell table:number-columns-repeated="3"/>
          <table:table-cell table:style-name="ce58"/>
          <table:table-cell table:style-name="ce32"/>
          <table:table-cell table:number-columns-repeated="2"/>
          <table:table-cell table:style-name="ce42"/>
          <table:table-cell table:style-name="ce52"/>
          <table:table-cell table:number-columns-repeated="5"/>
          <table:table-cell table:style-name="ce55"/>
          <table:table-cell table:number-columns-repeated="2"/>
          <table:table-cell table:style-name="ce35"/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5"/>
          <table:table-cell table:style-name="ce58" table:number-columns-repeated="2"/>
          <table:table-cell/>
          <table:table-cell table:style-name="ce28"/>
          <table:table-cell/>
          <table:table-cell table:style-name="ce47"/>
          <table:table-cell table:number-columns-repeated="983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 Single-RL</text:p>
          </table:table-cell>
          <table:table-cell table:style-name="ce32"/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table:style-name="ce42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72"/>
          <table:table-cell office:value-type="string" calcext:value-type="string">
            <text:p>Yes</text:p>
          </table:table-cell>
          <table:table-cell office:value-type="float" office:value="0.000002" calcext:value-type="float">
            <text:p>0.000002</text:p>
          </table:table-cell>
          <table:table-cell table:style-name="ce55"/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/>
          <table:table-cell table:style-name="ce27" office:value-type="string" calcext:value-type="string">
            <text:p>(vermutlich) Initialisierungsproblem!</text:p>
          </table:table-cell>
          <table:table-cell table:number-columns-repeated="981"/>
        </table:table-row>
        <table:table-row table:style-name="ro2">
          <table:table-cell table:number-columns-repeated="5"/>
          <table:table-cell table:style-name="ce22"/>
          <table:table-cell table:number-columns-repeated="3"/>
          <table:table-cell table:style-name="ce58"/>
          <table:table-cell table:style-name="ce32"/>
          <table:table-cell table:number-columns-repeated="2"/>
          <table:table-cell table:style-name="ce42"/>
          <table:table-cell table:style-name="ce68"/>
          <table:table-cell table:style-name="ce72" table:number-columns-repeated="3"/>
          <table:table-cell table:number-columns-repeated="2"/>
          <table:table-cell table:style-name="ce55"/>
          <table:table-cell table:number-columns-repeated="2"/>
          <table:table-cell table:style-name="ce35"/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5"/>
          <table:table-cell table:style-name="ce58"/>
          <table:table-cell table:style-name="ce46"/>
          <table:table-cell/>
          <table:table-cell table:style-name="ce28"/>
          <table:table-cell/>
          <table:table-cell table:style-name="ce47"/>
          <table:table-cell table:number-columns-repeated="983"/>
        </table:table-row>
        <table:table-row table:style-name="ro2">
          <table:table-cell table:number-columns-repeated="5"/>
          <table:table-cell table:style-name="ce22"/>
          <table:table-cell table:number-columns-repeated="23"/>
          <table:table-cell table:style-name="ce81"/>
          <table:table-cell table:number-columns-repeated="994"/>
        </table:table-row>
        <table:table-row table:style-name="ro2">
          <table:table-cell table:number-columns-repeated="5"/>
          <table:table-cell table:style-name="ce22"/>
          <table:table-cell table:number-columns-repeated="1018"/>
        </table:table-row>
        <table:table-row table:style-name="ro2">
          <table:table-cell office:value-type="string" calcext:value-type="string">
            <text:p>B001</text:p>
          </table:table-cell>
          <table:table-cell table:style-name="ce23" office:value-type="float" office:value="38118.41" calcext:value-type="float">
            <text:p>38118.41</text:p>
          </table:table-cell>
          <table:table-cell office:value-type="float" office:value="344.439729408699" calcext:value-type="float">
            <text:p>344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6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line Baseline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00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style-name="ce67" office:value-type="float" office:value="0.0001" calcext:value-type="float">
            <text:p>0.000100</text:p>
          </table:table-cell>
          <table:table-cell office:value-type="float" office:value="0.2" calcext:value-type="float">
            <text:p>0.20000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001, but with 12 actions per hour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00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6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58" office:value-type="string" calcext:value-type="string">
            <text:p>B001, with higher setpoint (+1deg)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00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6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58" office:value-type="string" calcext:value-type="string">
            <text:p>B001, but high setpoint all the time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B011</text:p>
          </table:table-cell>
          <table:table-cell table:number-columns-repeated="4"/>
          <table:table-cell table:style-name="ce22" office:value-type="string" calcext:value-type="string">
            <text:p>W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number-columns-repeated="2" office:value-type="string" calcext:value-type="string">
            <text:p>???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012</text:p>
          </table:table-cell>
          <table:table-cell table:number-columns-repeated="4"/>
          <table:table-cell table:style-name="ce22" office:value-type="string" calcext:value-type="string">
            <text:p>W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number-columns-repeated="2" office:value-type="string" calcext:value-type="string">
            <text:p>???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Other setpoints</text:p>
          </table:table-cell>
          <table:table-cell table:number-columns-repeated="983"/>
        </table:table-row>
        <table:table-row table:style-name="ro2" table:number-rows-repeated="419">
          <table:table-cell table:number-columns-repeated="5"/>
          <table:table-cell table:style-name="ce22"/>
          <table:table-cell table:number-columns-repeated="1018"/>
        </table:table-row>
        <table:table-row table:style-name="ro2" table:number-rows-repeated="104806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F506">
            <calcext:condition calcext:apply-style-name="Accent 2" calcext:value="=&quot;Run&quot;" calcext:base-cell-address="Sheet1.F2"/>
            <calcext:condition calcext:apply-style-name="Good" calcext:value="=&quot;F&quot;" calcext:base-cell-address="Sheet1.F2"/>
            <calcext:condition calcext:apply-style-name="Error" calcext:value="=&quot;Bad&quot;" calcext:base-cell-address="Sheet1.F2"/>
            <calcext:condition calcext:apply-style-name="Error" calcext:value="=&quot;Stop&quot;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2:09:15.426730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6-04T12:12:53.989640696</dc:date>
    <meta:editing-duration>P9DT8H7M12S</meta:editing-duration>
    <meta:editing-cycles>365</meta:editing-cycles>
    <meta:generator>LibreOffice/6.1.5.2$Linux_X86_64 LibreOffice_project/10$Build-2</meta:generator>
    <meta:document-statistic meta:table-count="1" meta:cell-count="2238" meta:object-count="0"/>
  </office:meta>
</office:document-meta>
</file>